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MX" officeooo:rsid="00005c32" officeooo:paragraph-rsid="00005c32"/>
    </style:style>
    <style:style style:name="P2" style:family="paragraph" style:parent-style-name="Standard">
      <style:text-properties fo:language="es" fo:country="MX" officeooo:rsid="000090ed" officeooo:paragraph-rsid="000090ed"/>
    </style:style>
    <style:style style:name="P3" style:family="paragraph" style:parent-style-name="Standard">
      <style:text-properties fo:language="es" fo:country="MX" officeooo:rsid="00011440" officeooo:paragraph-rsid="00011440"/>
    </style:style>
    <style:style style:name="P4" style:family="paragraph" style:parent-style-name="Standard">
      <style:text-properties fo:language="es" fo:country="MX" officeooo:rsid="00027976" officeooo:paragraph-rsid="00027976"/>
    </style:style>
    <style:style style:name="P5" style:family="paragraph" style:parent-style-name="Standard">
      <style:text-properties fo:language="es" fo:country="MX" officeooo:rsid="000347f1" officeooo:paragraph-rsid="000347f1"/>
    </style:style>
    <style:style style:name="P6" style:family="paragraph" style:parent-style-name="Standard">
      <style:text-properties fo:language="es" fo:country="MX" officeooo:rsid="00052a86" officeooo:paragraph-rsid="00052a86"/>
    </style:style>
    <style:style style:name="P7" style:family="paragraph" style:parent-style-name="Standard">
      <style:text-properties fo:language="es" fo:country="MX" officeooo:rsid="0005ea0c" officeooo:paragraph-rsid="0005ea0c"/>
    </style:style>
    <style:style style:name="P8" style:family="paragraph" style:parent-style-name="Standard">
      <style:text-properties fo:language="es" fo:country="MX" officeooo:rsid="0006ffdf" officeooo:paragraph-rsid="0006ffdf"/>
    </style:style>
    <style:style style:name="P9" style:family="paragraph" style:parent-style-name="Standard">
      <style:text-properties fo:language="es" fo:country="MX" officeooo:rsid="0007497e" officeooo:paragraph-rsid="0007497e"/>
    </style:style>
    <style:style style:name="P10" style:family="paragraph" style:parent-style-name="Standard">
      <style:text-properties fo:language="es" fo:country="MX" officeooo:rsid="000830bf" officeooo:paragraph-rsid="000830bf"/>
    </style:style>
    <style:style style:name="P11" style:family="paragraph" style:parent-style-name="Standard">
      <style:text-properties fo:language="es" fo:country="MX" officeooo:rsid="000c886e" officeooo:paragraph-rsid="000c886e"/>
    </style:style>
    <style:style style:name="P12" style:family="paragraph" style:parent-style-name="Standard">
      <style:text-properties fo:language="es" fo:country="MX" officeooo:rsid="000e7c09" officeooo:paragraph-rsid="000e7c09"/>
    </style:style>
    <style:style style:name="P13" style:family="paragraph" style:parent-style-name="Standard">
      <style:text-properties fo:language="es" fo:country="MX" officeooo:rsid="000fa165" officeooo:paragraph-rsid="000fa165"/>
    </style:style>
    <style:style style:name="P14" style:family="paragraph" style:parent-style-name="Standard">
      <style:text-properties fo:language="es" fo:country="MX" officeooo:rsid="00135df6" officeooo:paragraph-rsid="00135df6"/>
    </style:style>
    <style:style style:name="P15" style:family="paragraph" style:parent-style-name="Standard">
      <style:text-properties fo:language="es" fo:country="MX" officeooo:rsid="0013d5c7" officeooo:paragraph-rsid="0013d5c7"/>
    </style:style>
    <style:style style:name="P16" style:family="paragraph" style:parent-style-name="Standard">
      <style:text-properties fo:language="es" fo:country="MX" officeooo:rsid="0013d74a" officeooo:paragraph-rsid="0013d74a"/>
    </style:style>
    <style:style style:name="P17" style:family="paragraph" style:parent-style-name="Standard">
      <style:text-properties fo:language="es" fo:country="MX" officeooo:rsid="00154a3d" officeooo:paragraph-rsid="00154a3d"/>
    </style:style>
    <style:style style:name="P18" style:family="paragraph" style:parent-style-name="Standard">
      <style:text-properties fo:language="es" fo:country="MX" officeooo:rsid="001646b9" officeooo:paragraph-rsid="001646b9"/>
    </style:style>
    <style:style style:name="P19" style:family="paragraph" style:parent-style-name="Standard">
      <style:text-properties fo:language="es" fo:country="MX" fo:font-weight="bold" officeooo:rsid="001646b9" officeooo:paragraph-rsid="001646b9" style:font-weight-asian="bold" style:font-weight-complex="bold"/>
    </style:style>
    <style:style style:name="P20" style:family="paragraph" style:parent-style-name="Standard">
      <style:text-properties fo:language="es" fo:country="MX" fo:font-weight="bold" officeooo:rsid="00005a45" officeooo:paragraph-rsid="00005a45" style:font-weight-asian="bold" style:font-weight-complex="bold"/>
    </style:style>
    <style:style style:name="P21" style:family="paragraph" style:parent-style-name="Standard">
      <style:text-properties fo:language="es" fo:country="MX" fo:font-weight="bold" officeooo:rsid="00005c32" officeooo:paragraph-rsid="00005c32" style:font-weight-asian="bold" style:font-weight-complex="bold"/>
    </style:style>
    <style:style style:name="P22" style:family="paragraph" style:parent-style-name="Standard">
      <style:text-properties fo:language="es" fo:country="MX" fo:font-weight="normal" officeooo:rsid="00184cb7" officeooo:paragraph-rsid="00184cb7" style:font-weight-asian="normal" style:font-weight-complex="normal"/>
    </style:style>
    <style:style style:name="P23" style:family="paragraph" style:parent-style-name="Standard">
      <style:text-properties fo:language="es" fo:country="MX" fo:font-weight="normal" officeooo:rsid="0018f809" officeooo:paragraph-rsid="0018f809" style:font-weight-asian="normal" style:font-weight-complex="normal"/>
    </style:style>
    <style:style style:name="P24" style:family="paragraph" style:parent-style-name="Standard">
      <style:text-properties fo:language="es" fo:country="MX" fo:font-weight="normal" officeooo:rsid="001a8fcd" officeooo:paragraph-rsid="001a8fcd" style:font-weight-asian="normal" style:font-weight-complex="normal"/>
    </style:style>
    <style:style style:name="P25" style:family="paragraph" style:parent-style-name="Standard">
      <style:text-properties fo:language="es" fo:country="MX" fo:font-weight="normal" officeooo:rsid="001bead0" officeooo:paragraph-rsid="001bead0" style:font-weight-asian="normal" style:font-weight-complex="normal"/>
    </style:style>
    <style:style style:name="P26" style:family="paragraph" style:parent-style-name="Standard">
      <style:text-properties fo:language="es" fo:country="MX" fo:font-weight="normal" officeooo:rsid="001f9dbe" officeooo:paragraph-rsid="001f9dbe" style:font-weight-asian="normal" style:font-weight-complex="normal"/>
    </style:style>
    <style:style style:name="P27" style:family="paragraph" style:parent-style-name="Standard">
      <style:text-properties fo:font-weight="normal" officeooo:rsid="002e3cdd" officeooo:paragraph-rsid="002e3cdd" style:font-weight-asian="normal" style:font-weight-complex="normal"/>
    </style:style>
    <style:style style:name="P28" style:family="paragraph" style:parent-style-name="Standard">
      <style:text-properties fo:font-weight="normal" officeooo:rsid="002f5c9e" officeooo:paragraph-rsid="002e3cdd" style:font-weight-asian="normal" style:font-weight-complex="normal"/>
    </style:style>
    <style:style style:name="P29" style:family="paragraph" style:parent-style-name="Standard">
      <style:text-properties fo:font-weight="normal" officeooo:rsid="002f5c9e" officeooo:paragraph-rsid="002f5c9e" style:font-weight-asian="normal" style:font-weight-complex="normal"/>
    </style:style>
    <style:style style:name="P30" style:family="paragraph" style:parent-style-name="Standard">
      <style:text-properties fo:font-weight="normal" officeooo:rsid="002f9ab1" officeooo:paragraph-rsid="002f9ab1" style:font-weight-asian="normal" style:font-weight-complex="normal"/>
    </style:style>
    <style:style style:name="P31" style:family="paragraph" style:parent-style-name="Standard">
      <style:text-properties fo:font-weight="normal" officeooo:rsid="00319137" officeooo:paragraph-rsid="00319137" style:font-weight-asian="normal" style:font-weight-complex="normal"/>
    </style:style>
    <style:style style:name="P32" style:family="paragraph" style:parent-style-name="Standard">
      <style:text-properties fo:font-weight="normal" officeooo:rsid="0033bc4f" officeooo:paragraph-rsid="0033bc4f" style:font-weight-asian="normal" style:font-weight-complex="normal"/>
    </style:style>
    <style:style style:name="P33" style:family="paragraph" style:parent-style-name="Standard">
      <style:text-properties fo:font-weight="normal" officeooo:rsid="00350da3" officeooo:paragraph-rsid="00350da3" style:font-weight-asian="normal" style:font-weight-complex="normal"/>
    </style:style>
    <style:style style:name="P34" style:family="paragraph" style:parent-style-name="Standard">
      <style:text-properties fo:font-weight="normal" officeooo:rsid="0036369e" officeooo:paragraph-rsid="0036369e" style:font-weight-asian="normal" style:font-weight-complex="normal"/>
    </style:style>
    <style:style style:name="P35" style:family="paragraph" style:parent-style-name="Standard">
      <style:text-properties fo:font-weight="normal" officeooo:rsid="0039c6e0" officeooo:paragraph-rsid="0039c6e0" style:font-weight-asian="normal" style:font-weight-complex="normal"/>
    </style:style>
    <style:style style:name="P36" style:family="paragraph" style:parent-style-name="Standard">
      <style:text-properties fo:font-weight="normal" officeooo:rsid="0039d915" officeooo:paragraph-rsid="0039d915" style:font-weight-asian="normal" style:font-weight-complex="normal"/>
    </style:style>
    <style:style style:name="P37" style:family="paragraph" style:parent-style-name="Standard">
      <style:text-properties fo:font-weight="normal" officeooo:rsid="003b3f68" officeooo:paragraph-rsid="003b3f68" style:font-weight-asian="normal" style:font-weight-complex="normal"/>
    </style:style>
    <style:style style:name="P38" style:family="paragraph" style:parent-style-name="Standard">
      <style:text-properties fo:font-weight="normal" officeooo:rsid="003d907d" officeooo:paragraph-rsid="003d907d" style:font-weight-asian="normal" style:font-weight-complex="normal"/>
    </style:style>
    <style:style style:name="P39" style:family="paragraph" style:parent-style-name="Standard">
      <style:text-properties fo:font-weight="normal" officeooo:rsid="0042362f" officeooo:paragraph-rsid="0042362f" style:font-weight-asian="normal" style:font-weight-complex="normal"/>
    </style:style>
    <style:style style:name="P40" style:family="paragraph" style:parent-style-name="Standard">
      <style:text-properties fo:font-weight="normal" officeooo:rsid="00445463" officeooo:paragraph-rsid="00445463" style:font-weight-asian="normal" style:font-weight-complex="normal"/>
    </style:style>
    <style:style style:name="P41" style:family="paragraph" style:parent-style-name="Standard">
      <style:text-properties fo:font-weight="normal" officeooo:rsid="00472478" officeooo:paragraph-rsid="00472478" style:font-weight-asian="normal" style:font-weight-complex="normal"/>
    </style:style>
    <style:style style:name="P42" style:family="paragraph" style:parent-style-name="Standard">
      <style:text-properties officeooo:rsid="00250ab5" officeooo:paragraph-rsid="00250ab5"/>
    </style:style>
    <style:style style:name="P43" style:family="paragraph" style:parent-style-name="Standard">
      <style:text-properties officeooo:rsid="002b0e14" officeooo:paragraph-rsid="002b0e14"/>
    </style:style>
    <style:style style:name="P44" style:family="paragraph" style:parent-style-name="Standard">
      <style:text-properties fo:font-weight="bold" officeooo:rsid="002b0e14" officeooo:paragraph-rsid="002b0e14" style:font-weight-asian="bold" style:font-weight-complex="bold"/>
    </style:style>
    <style:style style:name="P45" style:family="paragraph" style:parent-style-name="Standard">
      <style:text-properties fo:font-weight="bold" officeooo:rsid="00445463" officeooo:paragraph-rsid="00445463" style:font-weight-asian="bold" style:font-weight-complex="bold"/>
    </style:style>
    <style:style style:name="P46" style:family="paragraph" style:parent-style-name="Standard">
      <style:paragraph-properties fo:break-before="page"/>
      <style:text-properties fo:language="es" fo:country="MX" officeooo:rsid="00135df6" officeooo:paragraph-rsid="00135df6"/>
    </style:style>
    <style:style style:name="P47" style:family="paragraph" style:parent-style-name="Standard" style:list-style-name="L1">
      <style:text-properties fo:language="es" fo:country="MX" officeooo:rsid="0005ea0c" officeooo:paragraph-rsid="0005ea0c"/>
    </style:style>
    <style:style style:name="P48" style:family="paragraph" style:parent-style-name="Standard" style:list-style-name="L2">
      <style:text-properties fo:language="es" fo:country="MX" officeooo:rsid="0006ffdf" officeooo:paragraph-rsid="0006ffdf"/>
    </style:style>
    <style:style style:name="P49" style:family="paragraph" style:parent-style-name="Standard" style:list-style-name="L3">
      <style:text-properties fo:language="es" fo:country="MX" officeooo:rsid="000e7c09" officeooo:paragraph-rsid="000e7c09"/>
    </style:style>
    <style:style style:name="P50" style:family="paragraph" style:parent-style-name="Standard" style:list-style-name="L4">
      <style:text-properties fo:language="es" fo:country="MX" officeooo:rsid="000fa165" officeooo:paragraph-rsid="000fa165"/>
    </style:style>
    <style:style style:name="P51" style:family="paragraph" style:parent-style-name="Standard" style:list-style-name="L5">
      <style:text-properties fo:language="es" fo:country="MX" fo:font-weight="normal" officeooo:rsid="001a8fcd" officeooo:paragraph-rsid="001a8fcd" style:font-weight-asian="normal" style:font-weight-complex="normal"/>
    </style:style>
    <style:style style:name="P52" style:family="paragraph" style:parent-style-name="Standard" style:list-style-name="L5">
      <style:text-properties fo:language="es" fo:country="MX" fo:font-weight="normal" officeooo:rsid="001bead0" officeooo:paragraph-rsid="001bead0" style:font-weight-asian="normal" style:font-weight-complex="normal"/>
    </style:style>
    <style:style style:name="P53" style:family="paragraph" style:parent-style-name="Standard" style:list-style-name="L6">
      <style:text-properties fo:language="es" fo:country="MX" fo:font-weight="normal" officeooo:rsid="001f9dbe" officeooo:paragraph-rsid="001f9dbe" style:font-weight-asian="normal" style:font-weight-complex="normal"/>
    </style:style>
    <style:style style:name="P54" style:family="paragraph" style:parent-style-name="Standard">
      <style:text-properties fo:language="es" fo:country="MX" fo:font-weight="normal" officeooo:rsid="001f9dbe" officeooo:paragraph-rsid="001f9dbe" style:font-weight-asian="normal" style:font-weight-complex="normal"/>
    </style:style>
    <style:style style:name="P55" style:family="paragraph" style:parent-style-name="Standard">
      <style:text-properties fo:language="es" fo:country="MX" fo:font-weight="normal" officeooo:rsid="0020f1ea" officeooo:paragraph-rsid="0020f1ea" style:font-weight-asian="normal" style:font-weight-complex="normal"/>
    </style:style>
    <style:style style:name="P56" style:family="paragraph" style:parent-style-name="Standard" style:list-style-name="L7">
      <style:text-properties fo:language="es" fo:country="MX" fo:font-weight="normal" officeooo:rsid="0022ad78" officeooo:paragraph-rsid="0022ad78" style:font-weight-asian="normal" style:font-weight-complex="normal"/>
    </style:style>
    <style:style style:name="P57" style:family="paragraph" style:parent-style-name="Standard">
      <style:text-properties fo:language="es" fo:country="MX" fo:font-weight="normal" officeooo:rsid="0022ad78" officeooo:paragraph-rsid="0022ad78" style:font-weight-asian="normal" style:font-weight-complex="normal"/>
    </style:style>
    <style:style style:name="P58" style:family="paragraph" style:parent-style-name="Standard">
      <style:text-properties fo:language="es" fo:country="MX" fo:font-weight="normal" officeooo:rsid="002381a6" officeooo:paragraph-rsid="002381a6" style:font-weight-asian="normal" style:font-weight-complex="normal"/>
    </style:style>
    <style:style style:name="P59" style:family="paragraph" style:parent-style-name="Standard" style:list-style-name="L8">
      <style:text-properties fo:language="es" fo:country="MX" fo:font-weight="normal" officeooo:rsid="002381a6" officeooo:paragraph-rsid="002381a6" style:font-weight-asian="normal" style:font-weight-complex="normal"/>
    </style:style>
    <style:style style:name="P60" style:family="paragraph" style:parent-style-name="Standard">
      <style:text-properties fo:language="es" fo:country="MX" fo:font-weight="normal" officeooo:rsid="00239d6d" officeooo:paragraph-rsid="00239d6d" style:font-weight-asian="normal" style:font-weight-complex="normal"/>
    </style:style>
    <style:style style:name="P61" style:family="paragraph" style:parent-style-name="Standard">
      <style:text-properties fo:language="es" fo:country="MX" fo:font-weight="normal" officeooo:rsid="00250ab5" officeooo:paragraph-rsid="00250ab5" style:font-weight-asian="normal" style:font-weight-complex="normal"/>
    </style:style>
    <style:style style:name="P62" style:family="paragraph" style:parent-style-name="Standard">
      <style:text-properties fo:language="es" fo:country="MX" fo:font-weight="normal" officeooo:rsid="0026228a" officeooo:paragraph-rsid="0026228a" style:font-weight-asian="normal" style:font-weight-complex="normal"/>
    </style:style>
    <style:style style:name="P63" style:family="paragraph" style:parent-style-name="Standard">
      <style:text-properties fo:language="es" fo:country="MX" fo:font-weight="normal" officeooo:rsid="0026d39f" officeooo:paragraph-rsid="0026d39f" style:font-weight-asian="normal" style:font-weight-complex="normal"/>
    </style:style>
    <style:style style:name="P64" style:family="paragraph" style:parent-style-name="Standard" style:list-style-name="L9">
      <style:text-properties fo:language="es" fo:country="MX" fo:font-weight="normal" officeooo:rsid="0026d39f" officeooo:paragraph-rsid="0026d39f" style:font-weight-asian="normal" style:font-weight-complex="normal"/>
    </style:style>
    <style:style style:name="P65" style:family="paragraph" style:parent-style-name="Standard" style:list-style-name="L9">
      <style:text-properties fo:language="es" fo:country="MX" fo:font-weight="normal" officeooo:rsid="0026fdea" officeooo:paragraph-rsid="0026fdea" style:font-weight-asian="normal" style:font-weight-complex="normal"/>
    </style:style>
    <style:style style:name="P66" style:family="paragraph" style:parent-style-name="Standard">
      <style:text-properties fo:language="es" fo:country="MX" fo:font-weight="normal" officeooo:rsid="0026fdea" officeooo:paragraph-rsid="0026fdea" style:font-weight-asian="normal" style:font-weight-complex="normal"/>
    </style:style>
    <style:style style:name="P67" style:family="paragraph" style:parent-style-name="Standard">
      <style:text-properties fo:language="es" fo:country="MX" fo:font-weight="normal" officeooo:rsid="002b0e14" officeooo:paragraph-rsid="002b0e14" style:font-weight-asian="normal" style:font-weight-complex="normal"/>
    </style:style>
    <style:style style:name="P68" style:family="paragraph" style:parent-style-name="Standard" style:list-style-name="L10">
      <style:text-properties fo:font-weight="normal" officeooo:rsid="00319137" officeooo:paragraph-rsid="00319137" style:font-weight-asian="normal" style:font-weight-complex="normal"/>
    </style:style>
    <style:style style:name="P69" style:family="paragraph" style:parent-style-name="Standard" style:list-style-name="L11">
      <style:text-properties fo:font-weight="normal" officeooo:rsid="0033bc4f" officeooo:paragraph-rsid="0033bc4f" style:font-weight-asian="normal" style:font-weight-complex="normal"/>
    </style:style>
    <style:style style:name="T1" style:family="text">
      <style:text-properties officeooo:rsid="00005c32"/>
    </style:style>
    <style:style style:name="T2" style:family="text">
      <style:text-properties officeooo:rsid="0006406f"/>
    </style:style>
    <style:style style:name="T3" style:family="text">
      <style:text-properties officeooo:rsid="000b17a2"/>
    </style:style>
    <style:style style:name="T4" style:family="text">
      <style:text-properties officeooo:rsid="000e7c09"/>
    </style:style>
    <style:style style:name="T5" style:family="text">
      <style:text-properties fo:language="es" fo:country="MX" fo:font-weight="normal" style:font-weight-asian="normal" style:font-weight-complex="normal"/>
    </style:style>
    <style:style style:name="T6" style:family="text">
      <style:text-properties fo:language="es" fo:country="MX" fo:font-weight="normal" officeooo:rsid="002cebee" style:font-weight-asian="normal" style:font-weight-complex="normal"/>
    </style:style>
    <style:style style:name="T7" style:family="text">
      <style:text-properties fo:language="es" fo:country="MX" fo:font-style="italic" fo:font-weight="normal" style:font-style-asian="italic" style:font-weight-asian="normal" style:font-style-complex="italic" style:font-weight-complex="normal"/>
    </style:style>
    <style:style style:name="T8" style:family="text">
      <style:text-properties officeooo:rsid="00259dff"/>
    </style:style>
    <style:style style:name="T9" style:family="text">
      <style:text-properties officeooo:rsid="002e21cc"/>
    </style:style>
    <style:style style:name="T10" style:family="text">
      <style:text-properties officeooo:rsid="0032a3c3"/>
    </style:style>
    <style:style style:name="T11" style:family="text">
      <style:text-properties officeooo:rsid="0037c281"/>
    </style:style>
    <style:style style:name="T12" style:family="text">
      <style:text-properties officeooo:rsid="003959d7"/>
    </style:style>
    <style:style style:name="T13" style:family="text">
      <style:text-properties officeooo:rsid="003f4d80"/>
    </style:style>
    <style:style style:name="T14" style:family="text">
      <style:text-properties officeooo:rsid="004574d5"/>
    </style:style>
    <style:style style:name="T15" style:family="text">
      <style:text-properties officeooo:rsid="00480013"/>
    </style:style>
    <style:style style:name="T16" style:family="text">
      <style:text-properties officeooo:rsid="004aba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Freud</text:p>
      <text:p text:style-name="P20">Lo incon<text:span text:style-name="T1">s</text:span>ciente </text:p>
      <text:p text:style-name="P21">(1915)</text:p>
      <text:p text:style-name="P1"/>
      <text:p text:style-name="P14">Nota introductoria</text:p>
      <text:p text:style-name="P14"/>
      <text:p text:style-name="P2">De sus trabajos sobre metapsicología.</text:p>
      <text:p text:style-name="P2"/>
      <text:p text:style-name="P3">Tesis: existen procesos anímicos inconscientes.</text:p>
      <text:p text:style-name="P3"/>
      <text:p text:style-name="P4">El interés de Freud en lo inconsciente no era filosófico, sino práctico.</text:p>
      <text:p text:style-name="P4"/>
      <text:p text:style-name="P5">Supuesto para explicar fenómenos.</text:p>
      <text:p text:style-name="P5"/>
      <text:p text:style-name="P6">Confundir los procesos concientes con los puramente físicos quiebra la continuidad psíquica.</text:p>
      <text:p text:style-name="P6"/>
      <text:p text:style-name="P7">Dos formas de solucionar la brecha:</text:p>
      <text:list xml:id="list3506671078" text:style-name="L1">
        <text:list-item>
          <text:p text:style-name="P47">Aceptando los sucesos anímicos inconscientes que cubren la brecha entre lo físico y lo consciente</text:p>
        </text:list-item>
        <text:list-item>
          <text:p text:style-name="P47">Desentendernos de los sucesos anímicos conscientes construyendo una cadena puramente física</text:p>
        </text:list-item>
      </text:list>
      <text:p text:style-name="P7"/>
      <text:p text:style-name="P7">Freud al principio adoptó la <text:span text:style-name="T16">segunda</text:span> postura con su método neurológico <text:span text:style-name="T2">(período de Breuer).</text:span></text:p>
      <text:p text:style-name="P7"/>
      <text:p text:style-name="P8">La conducta humana, normal y patológica, explicada desde dos entidades materiales:</text:p>
      <text:list xml:id="list3240468573" text:style-name="L2">
        <text:list-item>
          <text:p text:style-name="P48">la neurona</text:p>
        </text:list-item>
        <text:list-item>
          <text:p text:style-name="P48">la “cantidad fluyente”</text:p>
        </text:list-item>
      </text:list>
      <text:p text:style-name="P8"/>
      <text:p text:style-name="P9">Esta maquinaria resultó burda para lidiar con las sutilezas que requieren los procesos anímicos.</text:p>
      <text:p text:style-name="P9"/>
      <text:p text:style-name="P10">En La interpretación de los sueños (1900) desaparece la explicación neurológica de la psicología. <text:span text:style-name="T3">Queda establecido el inconsciente.</text:span></text:p>
      <text:p text:style-name="P10"/>
      <text:p text:style-name="P11">Pero no estableció una entidad metafísica, sino al revés. <text:span text:style-name="T4">Convirtió la entidad metafísica en algo concreto:</text:span></text:p>
      <text:list xml:id="list3330660761" text:style-name="L3">
        <text:list-item>
          <text:p text:style-name="P49">explicó cómo era el inconsciente</text:p>
        </text:list-item>
        <text:list-item>
          <text:p text:style-name="P49">cómo funcionaba</text:p>
        </text:list-item>
        <text:list-item>
          <text:p text:style-name="P49">cómo difería de otras partes de la psique</text:p>
        </text:list-item>
        <text:list-item>
          <text:p text:style-name="P49">describió sus relaciones</text:p>
        </text:list-item>
      </text:list>
      <text:p text:style-name="P12"/>
      <text:p text:style-name="P13">La palabra “inconsciente” tiene tres usos:</text:p>
      <text:list xml:id="list3267457623" text:style-name="L4">
        <text:list-item>
          <text:p text:style-name="P50">uso descriptivo</text:p>
        </text:list-item>
        <text:list-item>
          <text:p text:style-name="P50">uso dinámico</text:p>
        </text:list-item>
        <text:list-item>
          <text:p text:style-name="P50">uso sistemático</text:p>
        </text:list-item>
      </text:list>
      <text:p text:style-name="P13"/>
      <text:p text:style-name="P13">...es importante tomar en cuenta que, en lo que sigue, «conciente» debe entenderse, en general, en un sentido pasivo.</text:p>
      <text:p text:style-name="P13"/>
      <text:p text:style-name="P13"/>
      <text:p text:style-name="P13"/>
      <text:p text:style-name="P46">Lo esencial de la represión no es aniquilar, sino impedir que la representación devenga consciente.</text:p>
      <text:p text:style-name="P14"/>
      <text:p text:style-name="P15">Pero aún inconsciente puede exteriorizar efectos, incluidos los que alcanzan la conciencia.</text:p>
      <text:p text:style-name="P15"/>
      <text:p text:style-name="P16">Lo reprimido es una parte de lo inconsciente.</text:p>
      <text:p text:style-name="P16"/>
      <text:p text:style-name="P17">Para que lo inconsciente sea traspuesto a lo consciente y poder conocerlo, el analizado debe vencer resistencias.</text:p>
      <text:p text:style-name="P17"/>
      <text:p text:style-name="P18">Las mismas resistencias que convirtieron a lo inconsciente en reprimido.</text:p>
      <text:p text:style-name="P18"/>
      <text:p text:style-name="P19">I. Justificación del concepto de lo incon<text:span text:style-name="T8">s</text:span>ciente</text:p>
      <text:p text:style-name="P19"/>
      <text:p text:style-name="P22">Suponer lo inconsciente es necesario y legítimo, además de que hay pruebas de su existencia.</text:p>
      <text:p text:style-name="P22"/>
      <text:p text:style-name="P23">Aparecen actos psíquicos cuya explicación presupone otros de los que la conciencia no es testigo.</text:p>
      <text:p text:style-name="P23"/>
      <text:p text:style-name="P24">Ejemplos:</text:p>
      <text:p text:style-name="P24"/>
      <text:list xml:id="list243771702" text:style-name="L5">
        <text:list-item>
          <text:p text:style-name="P51">sueños</text:p>
        </text:list-item>
        <text:list-item>
          <text:p text:style-name="P51">síntomas psíquicos</text:p>
        </text:list-item>
        <text:list-item>
          <text:p text:style-name="P51">actos fallidos</text:p>
        </text:list-item>
        <text:list-item>
          <text:p text:style-name="P51">fenómenos obsesivos</text:p>
        </text:list-item>
        <text:list-item>
          <text:p text:style-name="P52">ocurrencias</text:p>
        </text:list-item>
        <text:list-item>
          <text:p text:style-name="P52">pensamientos</text:p>
        </text:list-item>
      </text:list>
      <text:p text:style-name="P25"/>
      <text:p text:style-name="P26">Postulando lo inconsciente:</text:p>
      <text:list xml:id="list1803492951" text:style-name="L6">
        <text:list-item>
          <text:p text:style-name="P53">Ganamos en sentido y coherencia.</text:p>
        </text:list-item>
        <text:list-item>
          <text:p text:style-name="P53">Podemos influir en los procesos conscientes</text:p>
        </text:list-item>
      </text:list>
      <text:p text:style-name="P26"/>
      <text:p text:style-name="P55">Igualar lo psíquico con lo consciente es inadecuado (lo que no es consciente es somático).</text:p>
      <text:list xml:id="list1139844767" text:style-name="L7">
        <text:list-item>
          <text:p text:style-name="P56">Desgarra continuidades psíquicas</text:p>
        </text:list-item>
        <text:list-item>
          <text:p text:style-name="P56">Da entrada al problema psicofísico</text:p>
        </text:list-item>
      </text:list>
      <text:p text:style-name="P57"/>
      <text:p text:style-name="P58">Dichos estados es difícil tratarlos en términos fisiológicos o químicos. Pero se describen bien en términos aplicados a los actos anímicos conscientes:</text:p>
      <text:list xml:id="list3318414961" text:style-name="L8">
        <text:list-item>
          <text:p text:style-name="P59">representaciones</text:p>
        </text:list-item>
        <text:list-item>
          <text:p text:style-name="P59">aspiraciones</text:p>
        </text:list-item>
        <text:list-item>
          <text:p text:style-name="P59">decisiones</text:p>
        </text:list-item>
      </text:list>
      <text:p text:style-name="P58"/>
      <text:p text:style-name="P60">Por eso los tratamos como objetos de la psicología.</text:p>
      <text:p text:style-name="P60"/>
      <text:p text:style-name="P61">Los experimentos hipnóticos manifestaron la existencia de lo inconsciente.</text:p>
      <text:p text:style-name="P61"/>
      <text:p text:style-name="P42"><text:span text:style-name="T5">Además el supuesto de lo inconsciente es legítimo porque lo establecimos como establecemos la existencia de otras consciencias, que inferimos </text:span><text:span text:style-name="T7">per analogiam</text:span><text:span text:style-name="T5">, sobre la base de las esteriorizaciones perceptibles.</text:span></text:p>
      <text:p text:style-name="P61"/>
      <text:p text:style-name="P62">Lo que noto en mí y no sé enlazarlo con mi consciencia, debo atribuirlo a un otro en mí.</text:p>
      <text:p text:style-name="P63"><text:soft-page-break/>Si alguien objeta que esto es solo otra consciencia de la que no estoy consciente, los problemas son:</text:p>
      <text:list xml:id="list1530058349" text:style-name="L9">
        <text:list-item>
          <text:p text:style-name="P64">admitir una consciencia inconsciente</text:p>
        </text:list-item>
        <text:list-item>
          <text:p text:style-name="P64">admitir una serie de consciencias, pues el análisis nos muestra que los procesos latentes son independientes</text:p>
        </text:list-item>
        <text:list-item>
          <text:p text:style-name="P65">por análisis sabemos que estos procesos latentes poseen características contrarias a las de la consciencia, luego carecen de consciencia.</text:p>
        </text:list-item>
      </text:list>
      <text:p text:style-name="P66"/>
      <text:p text:style-name="P66">...no nos queda, pues, sino declarar que los procesos anímicos son en sí inconcientes y comparar su percepción por la conciencia con la percepción del mundo exterior por los órganos sensoriales.</text:p>
      <text:p text:style-name="P66"/>
      <text:p text:style-name="P43"><text:span text:style-name="T5">(siguiendo a Kant) ...no hemos de sustituir el proceso psíquico incon</text:span><text:span text:style-name="T6">s</text:span><text:span text:style-name="T5">ciente, que es el objeto de la conciencia, por la percepción que esta hace de él.</text:span></text:p>
      <text:p text:style-name="P67"/>
      <text:p text:style-name="P44">II. La multivocidad de lo inconciente, <text:span text:style-name="T9">y</text:span> el punto de vista tópico</text:p>
      <text:p text:style-name="P44"/>
      <text:p text:style-name="P27">Lo inconsciente abarca procesos diversos: actos que son apenas latentes pero que no se diferencian mucho de los conscientes, así como procesos reprimidos muy contrastantes con los conscientes.</text:p>
      <text:p text:style-name="P28"/>
      <text:p text:style-name="P29">Usamos el término “inconsciente” en sentido descriptivo (simplemente para indicar que no es consciente) y en el sistemático (referencia a un sistema con propiedades).</text:p>
      <text:p text:style-name="P29"/>
      <text:p text:style-name="P30">Para el sentido sistemático: Cc para consciencia así como Icc para inconsciente.</text:p>
      <text:p text:style-name="P30"/>
      <text:p text:style-name="P31">Un acto psíquico para por dos fases:</text:p>
      <text:list xml:id="list2411478550" text:style-name="L10">
        <text:list-item>
          <text:p text:style-name="P68">Primero es inconsciente y pertenece a Icc</text:p>
        </text:list-item>
        <text:list-item>
          <text:p text:style-name="P68">Se examina. Si por la censura no pasa a la segunda fase, se llama “reprimido” y permanece inconsciente.</text:p>
        </text:list-item>
        <text:list-item>
          <text:p text:style-name="P68">Si después del examen es aprobado, pasa al sistema Cc.</text:p>
        </text:list-item>
        <text:list-item>
          <text:p text:style-name="P68">Pero no es aún consciente, sino susceptible de consciencia. <text:span text:style-name="T10">Está en el sistema Prcc.</text:span></text:p>
        </text:list-item>
      </text:list>
      <text:p text:style-name="P31"/>
      <text:p text:style-name="P32">De la psicología tradicional, esta se distingue por:</text:p>
      <text:list xml:id="list718944420" text:style-name="L11">
        <text:list-item>
          <text:p text:style-name="P69">su concepción dinámica de los procesos anímicos</text:p>
        </text:list-item>
        <text:list-item>
          <text:p text:style-name="P69">tomar en cuenta la tópica psíquica</text:p>
          <text:list>
            <text:list-item>
              <text:p text:style-name="P69">para un acto psíquico indica el sistema donde se consuma o los sistemas entre los que se mueve</text:p>
            </text:list-item>
          </text:list>
        </text:list-item>
      </text:list>
      <text:p text:style-name="P32"/>
      <text:p text:style-name="P32">Duda: <text:span text:style-name="T12">1) </text:span>¿cuando hay una trasposición de una representación desde Icc a Cc, subsiste la originaria y la segunda es su trascripción? <text:span text:style-name="T12">2) </text:span>¿o se trata de un cambio de estado sobre un mismo material en el mismo lugar?</text:p>
      <text:p text:style-name="P32"/>
      <text:p text:style-name="P33">Esto es importante para entender la tópica psíquica.</text:p>
      <text:p text:style-name="P33"/>
      <text:p text:style-name="P33">La tópica, provisionalmente, no tiene que ver nada con anatomía. Son regiones del aparato psíquico.</text:p>
      <text:p text:style-name="P33"/>
      <text:p text:style-name="P34">Nuestros supuestos <text:span text:style-name="T11">tienen el valor de </text:span>ilustraciones.</text:p>
      <text:p text:style-name="P34"/>
      <text:p text:style-name="P35">La 1) es la posibilidad más grosera, aunque más cómoda. La 2) es la más verosímil, pero más difícil de manejar.</text:p>
      <text:p text:style-name="P35"/>
      <text:p text:style-name="P36"><text:soft-page-break/>En 1), el supuesto tópico, hay separación entre Icc y Cc y posibilidad de que una representación esté presente en ambos al mismo tiempo.</text:p>
      <text:p text:style-name="P36"/>
      <text:p text:style-name="P37">La cancelación de la represión sobreviene hasta que la representación consciente (el recuerdo conciente de la huella auditiva de la representación que ha comunicado el analista), tras vencer las resistencias, entra en conexión con la huella mnémica inconsciente.</text:p>
      <text:p text:style-name="P37"/>
      <text:p text:style-name="P38">Esto parece<text:span text:style-name="T13">ría</text:span> indicar que representaciones conscientes e inconscientes son trascripciones separadas de un mismo contenido.</text:p>
      <text:p text:style-name="P38"/>
      <text:p text:style-name="P39">Pero dicha identidad entre la comunicación y el recuerdo reprimido es aparente.</text:p>
      <text:p text:style-name="P39"/>
      <text:p text:style-name="P40">El tener-oído y el tener-vivenciado son diferentes aunque su contenido sea el mismo.</text:p>
      <text:p text:style-name="P40"/>
      <text:p text:style-name="P41">Por ahora no estamos en condiciones de distinguir entre <text:span text:style-name="T15">1) y 2)</text:span>.</text:p>
      <text:p text:style-name="P40"/>
      <text:p text:style-name="P45">III. Sentimientos incon<text:span text:style-name="T14">s</text:span>cientes</text:p>
      <text:p text:style-name="P4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Linux_X86_64 LibreOffice_project/10$Build-3</meta:generator>
    <dc:date>2020-09-10T18:07:21.106967945</dc:date>
    <meta:editing-duration>P1DT5H42M26S</meta:editing-duration>
    <meta:editing-cycles>70</meta:editing-cycles>
    <meta:document-statistic meta:table-count="0" meta:image-count="0" meta:object-count="0" meta:page-count="4" meta:paragraph-count="88" meta:word-count="966" meta:character-count="6136" meta:non-whitespace-character-count="5291"/>
  </office:meta>
</office:document-meta>
</file>